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1a1a1a" style:font-name="Arial1" fo:font-size="10pt" style:text-underline-style="solid" style:text-underline-width="auto" style:text-underline-color="#000000" style:font-size-asian="10pt" style:font-name-complex="Arial2" style:font-size-complex="10pt"/>
    </style:style>
    <style:style style:name="P3"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1a1a1a" style:font-name="Arial1" fo:font-size="10pt" style:text-underline-style="none" style:font-size-asian="10pt" style:font-name-complex="Arial2" style:font-size-complex="10pt"/>
    </style:style>
    <style:style style:name="P4"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text-underline-style="none" style:font-name-complex="Times New Roman1"/>
    </style:style>
    <style:style style:name="P5" style:family="paragraph" style:parent-style-name="Standard">
      <style:text-properties style:font-name="Times New Roman" style:text-underline-style="none" fo:font-weight="bold" style:font-weight-asian="bold" style:font-name-complex="Times New Roman1" style:font-weight-complex="bold"/>
    </style:style>
    <style:style style:name="P6" style:family="paragraph" style:parent-style-name="Standard" style:master-page-name="Standard">
      <style:paragraph-properties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color="#1a1a1a" style:font-name="Arial1" fo:font-size="10pt" style:font-size-asian="10pt" style:font-name-complex="Arial2" style:font-size-complex="10pt"/>
    </style:style>
    <style:style style:name="T2" style:family="text">
      <style:text-properties fo:color="#1a1a1a" style:font-name="Arial1" fo:font-size="10pt" style:text-underline-style="solid" style:text-underline-width="auto" style:text-underline-color="#000000" style:font-size-asian="10pt" style:font-name-complex="Arial2" style:font-size-complex="10pt"/>
    </style:style>
    <style:style style:name="T3" style:family="text">
      <style:text-properties fo:color="#1a1a1a" style:font-name="Arial1" fo:font-size="10pt" style:text-underline-style="none" fo:font-weight="bold" style:font-size-asian="10pt" style:font-weight-asian="bold" style:font-name-complex="Arial2" style:font-size-complex="10pt" style:font-weight-complex="bold"/>
    </style:style>
    <style:style style:name="T4" style:family="text">
      <style:text-properties fo:color="#1a1a1a" style:font-name="Arial1" fo:font-size="10pt" style:text-underline-style="none" style:font-size-asian="10pt" style:font-name-complex="Arial2" style:font-size-complex="10pt"/>
    </style:style>
    <style:style style:name="T5" style:family="text">
      <style:text-properties style:font-name="Times" fo:font-size="10pt" style:text-underline-style="none" style:font-size-asian="10pt" style:font-name-complex="Times1" style:font-size-complex="10pt"/>
    </style:style>
    <style:style style:name="T6" style:family="text">
      <style:text-properties style:font-name="Times New Roman" style:text-underline-style="none" style:font-name-complex="Times New Roman1"/>
    </style:style>
    <style:style style:name="T7" style:family="text">
      <style:text-properties style:font-name="Times New Roman" style:text-underline-style="none" style:font-name-complex="Times New Roman1" style:font-weight-complex="bold"/>
    </style:style>
    <style:style style:name="T8" style:family="text">
      <style:text-properties style:font-name="Times New Roman" style:text-underline-style="none" fo:font-weight="bold" style:font-weight-asian="bold"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 </text:span></text:p>
      <text:p text:style-name="P2"/>
      <text:p text:style-name="P1"><text:span text:style-name="T2">Google Places</text:span></text:p>
      <text:p text:style-name="P3"/>
      <text:p text:style-name="P1"><text:span text:style-name="T3">Omit Churches</text:span></text:p>
      <text:p text:style-name="P3"/>
      <text:p text:style-name="P1"><text:span text:style-name="T3">Add</text:span></text:p>
      <text:p text:style-name="P1"><text:span text:style-name="T4">University</text:span><text:span text:style-name="T5">, </text:span><text:span text:style-name="T4">School, bowlingalley</text:span></text:p>
      <text:p text:style-name="P4"/>
      <text:p text:style-name="P1"><text:span text:style-name="T6">Campground is spelled wrong – spelled “campgroup” <text:s/></text:span><text:span text:style-name="T8">[Fixed]</text:span></text:p>
      <text:p text:style-name="P4"/>
      <text:p text:style-name="P1"><text:span text:style-name="T6">Change instructions to – “select the most appropriate type of place for the location just added” </text:span><text:span text:style-name="T8">[Fixed]</text:span></text:p>
      <text:p text:style-name="P4"/>
      <text:p text:style-name="P1"><text:span text:style-name="T6">2. When I first create a group, then I go to members – no members will show up. Then, if I choose back, the group screen does not show up. <text:s/>However, if I choose the group in my profile, then select members, I can see myself as the only member. </text:span><text:span text:style-name="T8">[Fixed]</text:span></text:p>
      <text:p text:style-name="P4"/>
      <text:p text:style-name="P1"><text:span text:style-name="T6">3. Order of activities should be </text:span><text:span text:style-name="T8">[Fixed]</text:span></text:p>
      <text:p text:style-name="P1"><text:span text:style-name="T6">- Conditioning</text:span></text:p>
      <text:p text:style-name="P1"><text:span text:style-name="T6">- Sports</text:span></text:p>
      <text:p text:style-name="P1"><text:span text:style-name="T6">- Running</text:span></text:p>
      <text:p text:style-name="P1"><text:span text:style-name="T6">- Recreation</text:span></text:p>
      <text:p text:style-name="P4"/>
      <text:p text:style-name="P1"><text:span text:style-name="T6">4. Once the bottom activity is selected – in this case its recreation, it needs to expand upwards so we can see all the activities.</text:span><text:span text:style-name="T8"> [Fixed]</text:span></text:p>
      <text:p text:style-name="P4"/>
      <text:p text:style-name="P1"><text:span text:style-name="T6">5. Multiple locations are getting added to the database when I use the group page. </text:span><text:span text:style-name="T8">[Fixed]</text:span></text:p>
      <text:p text:style-name="P4"/>
      <text:p text:style-name="P1"><text:span text:style-name="T6">6. Everytime I create a group – the ! point in my profile in that group is automatically shown. <text:s/></text:span><text:span text:style-name="T8">[Fixed]</text:span></text:p>
      <text:p text:style-name="P4"/>
      <text:p text:style-name="P1"><text:span text:style-name="T6">7. You can only click on profile screens in the members page – you should be able to do this throughout the whole app. Discover feed, Specifc Activity page, and group page.</text:span><text:span text:style-name="T8"> [Fixed]</text:span></text:p>
      <text:p text:style-name="P4"/>
      <text:p text:style-name="P1"><text:span text:style-name="T6">8. discover feed is still a little slow. If this is not fixable, not a big deal. <text:s/></text:span><text:span text:style-name="T8">[None issue]</text:span></text:p>
      <text:p text:style-name="P4"/>
      <text:p text:style-name="P1"><text:span text:style-name="T6">9. if adding a comment, it takes a while for it to be finally added. <text:s/></text:span><text:span text:style-name="T8">[None issue]</text:span></text:p>
      <text:p text:style-name="P4"/>
      <text:p text:style-name="P1"><text:span text:style-name="T6">10. once comment is added, ! is not there for the new comment. <text:s/></text:span><text:span text:style-name="T8">[None issue]</text:span></text:p>
      <text:p text:style-name="P4"/>
      <text:p text:style-name="P1"><text:span text:style-name="T6">11. in discovered feed, for proposed activities it says – ndoe proposed a group activity at Rotary Beach. It needs to say “ndoe proposed a group activity (space) Basketball at Rotary Beach.” The full group name needs to be there, not just the location. It needs to be just like the 2 people are doing buttons. </text:span><text:span text:style-name="T8">[Fixed]</text:span></text:p>
      <text:p text:style-name="P4"/>
      <text:p text:style-name="P1"><text:span text:style-name="T6">12. Once a user clicks on propose an activity – the text below needs to be different. Me </text:span><text:soft-page-break/><text:span text:style-name="T6">and jana can work on this. </text:span></text:p>
      <text:p text:style-name="P4"/>
      <text:p text:style-name="P1"><text:span text:style-name="T6">13. cannot fit all the text needed in propose activity. Maybe limit numbers? I am sure comment on activity has the same problem. <text:s/></text:span><text:span text:style-name="T8">[Fixed]</text:span></text:p>
      <text:p text:style-name="P4"/>
      <text:p text:style-name="P1"><text:span text:style-name="T6">14. <text:s/>all of the activities that have a / -- lets just split those. For example boating/sailing, lets just make separate activities. Also, I want to add “dancing” to sports. </text:span><text:span text:style-name="T8">[Fixed]</text:span></text:p>
      <text:p text:style-name="P4"/>
      <text:p text:style-name="P1"><text:span text:style-name="T6">15. In the CMS – we should be able to add activities. </text:span><text:span text:style-name="T8">[None issue]</text:span></text:p>
      <text:p text:style-name="P4"/>
      <text:p text:style-name="P1"><text:span text:style-name="T6">16. in choose an activity. Once I click the + symbol, then I scroll, the x changes to + again. <text:s/></text:span><text:span text:style-name="T8">[JF]</text:span></text:p>
      <text:p text:style-name="P4"/>
      <text:p text:style-name="P1"><text:span text:style-name="T6">17. Once clicked on a map in the group – there should be a button that gives them directions in google maps. </text:span><text:span text:style-name="T8">[Fixed]</text:span></text:p>
      <text:p text:style-name="P4"/>
      <text:p text:style-name="P1"><text:span text:style-name="T6">18. once a user clicks out of a tab, the tab should reset to the original tab screen. For example, if I am in the discover feed and click on a group, then I decide to click on my profile, when I click back into the discover feed, it shouldn’t show the group, but go to the discover feed. </text:span><text:span text:style-name="T8">[Fixed]</text:span></text:p>
      <text:p text:style-name="P4"/>
      <text:p text:style-name="P1"><text:span text:style-name="T6">19. when a new activities is proposed, it should go above the previous proposed activity. In other words, the activities should be ordered in chronological order – most recent to least recent. </text:span><text:span text:style-name="T8">[Fixed]</text:span></text:p>
      <text:p text:style-name="P4"/>
      <text:p text:style-name="P1"><text:span text:style-name="T6">20. comments take forever to be shown. </text:span><text:span text:style-name="T8">[Fixed]</text:span></text:p>
      <text:p text:style-name="P4"/>
      <text:p text:style-name="P1"><text:span text:style-name="T6">21. maybe change the order of placement of info shown in a group. Right now, activity is on bottom and location is on top. Often, the location is cut off because it may be very long. To avoid this, we should flip flop these two. <text:s/></text:span><text:span text:style-name="T8">[Fixed]</text:span></text:p>
      <text:p text:style-name="P4"/>
      <text:p text:style-name="Standard"><text:span text:style-name="T6">22. if a user already has an account – what does the link w/ facebook do? </text:span><text:span text:style-name="T8">[Fixed]</text:span></text:p>
      <text:p text:style-name="P5"/>
      <text:p text:style-name="Standard"><text:span text:style-name="T7">23. When user signs up with facebook parse username and email messed up </text:span><text:span text:style-name="T8">[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han Doe</meta:initial-creator>
    <meta:editing-cycles>4</meta:editing-cycles>
    <meta:creation-date>2012-08-25T00:21:00</meta:creation-date>
    <dc:date>2012-08-26T10:03:00</dc:date>
    <meta:editing-duration>PT2S</meta:editing-duration>
    <meta:generator>OpenOffice.org/3.3$Unix OpenOffice.org_project/330m20$Build-9567</meta:generator>
    <meta:document-statistic meta:table-count="0" meta:image-count="0" meta:object-count="0" meta:page-count="2" meta:paragraph-count="33" meta:word-count="622" meta:character-count="32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